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6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7.191cm"/>
    </style:style>
    <style:style style:name="co6" style:family="table-column">
      <style:table-column-properties fo:break-before="auto" style:column-width="5.387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1.55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Socle rond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1">
          <table:table-cell office:value-type="string">
            <text:p>Abijiya, Mother Shaman on Yoho</text:p>
          </table:table-cell>
          <table:table-cell office:value-type="string">
            <text:p>35 €</text:p>
          </table:table-cell>
          <table:table-cell office:value-type="string">
            <text:p>50x100 mm</text:p>
          </table:table-cell>
          <table:table-cell/>
          <table:table-cell office:value-type="string">
            <text:p>Abijiya, Mother Shaman on Yoho 1</text:p>
          </table:table-cell>
          <table:table-cell table:number-columns-repeated="5"/>
        </table:table-row>
        <table:table-row table:style-name="ro1">
          <table:table-cell office:value-type="string">
            <text:p>Berserker Orc</text:p>
          </table:table-cell>
          <table:table-cell office:value-type="string">
            <text:p>15 €</text:p>
          </table:table-cell>
          <table:table-cell/>
          <table:table-cell office:value-type="string">
            <text:p>50 mm</text:p>
          </table:table-cell>
          <table:table-cell office:value-type="string">
            <text:p>Berserker Orc 1</text:p>
          </table:table-cell>
          <table:table-cell table:number-columns-repeated="5"/>
        </table:table-row>
        <table:table-row table:style-name="ro1">
          <table:table-cell office:value-type="string">
            <text:p>Gonghis Khan, Lord Commander on Nian</text:p>
          </table:table-cell>
          <table:table-cell office:value-type="string">
            <text:p>40 €</text:p>
          </table:table-cell>
          <table:table-cell office:value-type="string">
            <text:p>50x100 mm</text:p>
          </table:table-cell>
          <table:table-cell/>
          <table:table-cell office:value-type="string">
            <text:p>Gonghis Khan, Lord Commander on Nian 1</text:p>
          </table:table-cell>
          <table:table-cell table:number-columns-repeated="5"/>
        </table:table-row>
        <table:table-row table:style-name="ro1">
          <table:table-cell office:value-type="string">
            <text:p>Magmhôrim Dalianzhu</text:p>
          </table:table-cell>
          <table:table-cell office:value-type="string">
            <text:p>36 €</text:p>
          </table:table-cell>
          <table:table-cell/>
          <table:table-cell office:value-type="string">
            <text:p>60 mm</text:p>
          </table:table-cell>
          <table:table-cell office:value-type="string">
            <text:p>Magmhôrim Dalianzhu 1</text:p>
          </table:table-cell>
          <table:table-cell table:number-columns-repeated="5"/>
        </table:table-row>
        <table:table-row table:style-name="ro1">
          <table:table-cell office:value-type="string">
            <text:p>Magmhôrim Hwacha</text:p>
          </table:table-cell>
          <table:table-cell office:value-type="string">
            <text:p>40 €</text:p>
          </table:table-cell>
          <table:table-cell/>
          <table:table-cell office:value-type="string">
            <text:p>60 mm</text:p>
          </table:table-cell>
          <table:table-cell office:value-type="string">
            <text:p>Magmhôrim Hwacha 1</text:p>
          </table:table-cell>
          <table:table-cell office:value-type="string">
            <text:p>Magmhôrim Hwacha 2</text:p>
          </table:table-cell>
          <table:table-cell table:number-columns-repeated="4"/>
        </table:table-row>
        <table:table-row table:style-name="ro1">
          <table:table-cell office:value-type="string">
            <text:p>Magmhôrim Softener</text:p>
          </table:table-cell>
          <table:table-cell office:value-type="string">
            <text:p>44 €</text:p>
          </table:table-cell>
          <table:table-cell/>
          <table:table-cell office:value-type="string">
            <text:p>60 mm</text:p>
          </table:table-cell>
          <table:table-cell office:value-type="string">
            <text:p>Magmhôrim Softener 1</text:p>
          </table:table-cell>
          <table:table-cell office:value-type="string">
            <text:p>Magmhôrim Softener 2</text:p>
          </table:table-cell>
          <table:table-cell table:number-columns-repeated="4"/>
        </table:table-row>
        <table:table-row table:style-name="ro1">
          <table:table-cell office:value-type="string">
            <text:p>Magmhôrim Swirling</text:p>
          </table:table-cell>
          <table:table-cell office:value-type="string">
            <text:p>44 €</text:p>
          </table:table-cell>
          <table:table-cell/>
          <table:table-cell office:value-type="string">
            <text:p>60 mm</text:p>
          </table:table-cell>
          <table:table-cell office:value-type="string">
            <text:p>Magmhôrim Swirling 1</text:p>
          </table:table-cell>
          <table:table-cell office:value-type="string">
            <text:p>Magmhôrim Swirling 2</text:p>
          </table:table-cell>
          <table:table-cell office:value-type="string">
            <text:p>Magmhôrim Swirling 3</text:p>
          </table:table-cell>
          <table:table-cell table:number-columns-repeated="3"/>
        </table:table-row>
        <table:table-row table:style-name="ro1">
          <table:table-cell office:value-type="string">
            <text:p>Mongobbo Balista</text:p>
          </table:table-cell>
          <table:table-cell office:value-type="string">
            <text:p>12 €</text:p>
          </table:table-cell>
          <table:table-cell/>
          <table:table-cell office:value-type="string">
            <text:p>60 mm</text:p>
          </table:table-cell>
          <table:table-cell office:value-type="string">
            <text:p>Mongobbo Balista 1</text:p>
          </table:table-cell>
          <table:table-cell table:number-columns-repeated="5"/>
        </table:table-row>
        <table:table-row table:style-name="ro1">
          <table:table-cell office:value-type="string">
            <text:p>Mongobbo Bowmen Etat-Major</text:p>
          </table:table-cell>
          <table:table-cell office:value-type="string">
            <text:p>8 €</text:p>
          </table:table-cell>
          <table:table-cell/>
          <table:table-cell office:value-type="string">
            <text:p>25 mm</text:p>
          </table:table-cell>
          <table:table-cell office:value-type="string">
            <text:p>Mongobbo Bowmen Etat-Major 1</text:p>
          </table:table-cell>
          <table:table-cell table:number-columns-repeated="5"/>
        </table:table-row>
        <table:table-row table:style-name="ro1">
          <table:table-cell office:value-type="string">
            <text:p>Mongobbo Bowmen Knights Etat-Major</text:p>
          </table:table-cell>
          <table:table-cell office:value-type="string">
            <text:p>30 €</text:p>
          </table:table-cell>
          <table:table-cell office:value-type="string">
            <text:p>30x60 mm</text:p>
          </table:table-cell>
          <table:table-cell/>
          <table:table-cell office:value-type="string">
            <text:p>Mongobbo Bowmen Knights Etat-Major 1</text:p>
          </table:table-cell>
          <table:table-cell table:number-columns-repeated="5"/>
        </table:table-row>
        <table:table-row table:style-name="ro1">
          <table:table-cell office:value-type="string">
            <text:p>Mongobbo Bowmen Knights x5</text:p>
          </table:table-cell>
          <table:table-cell office:value-type="string">
            <text:p>40 €</text:p>
          </table:table-cell>
          <table:table-cell office:value-type="string">
            <text:p>30x60 mm</text:p>
          </table:table-cell>
          <table:table-cell/>
          <table:table-cell office:value-type="string">
            <text:p>Mongobbo Bowmen Knights x5 1</text:p>
          </table:table-cell>
          <table:table-cell table:number-columns-repeated="5"/>
        </table:table-row>
        <table:table-row table:style-name="ro1">
          <table:table-cell office:value-type="string">
            <text:p>Mongobbo Bowmen x10</text:p>
          </table:table-cell>
          <table:table-cell office:value-type="string">
            <text:p>14 €</text:p>
          </table:table-cell>
          <table:table-cell/>
          <table:table-cell office:value-type="string">
            <text:p>25 mm</text:p>
          </table:table-cell>
          <table:table-cell office:value-type="string">
            <text:p>Mongobbo Bowmen x10 1</text:p>
          </table:table-cell>
          <table:table-cell table:number-columns-repeated="5"/>
        </table:table-row>
        <table:table-row table:style-name="ro1">
          <table:table-cell office:value-type="string">
            <text:p>Mongobbo Gunner on Throl</text:p>
          </table:table-cell>
          <table:table-cell office:value-type="string">
            <text:p>40 €</text:p>
          </table:table-cell>
          <table:table-cell/>
          <table:table-cell office:value-type="string">
            <text:p>50 mm</text:p>
          </table:table-cell>
          <table:table-cell office:value-type="string">
            <text:p>Mongobbo Gunner on Throl 1</text:p>
          </table:table-cell>
          <table:table-cell office:value-type="string">
            <text:p>Mongobbo Gunner on Throl 2</text:p>
          </table:table-cell>
          <table:table-cell office:value-type="string">
            <text:p>Mongobbo Gunner on Throl 3</text:p>
          </table:table-cell>
          <table:table-cell table:number-columns-repeated="3"/>
        </table:table-row>
        <table:table-row table:style-name="ro1">
          <table:table-cell office:value-type="string">
            <text:p>Mongobbo Spearmen Etat-Major</text:p>
          </table:table-cell>
          <table:table-cell office:value-type="string">
            <text:p>8 €</text:p>
          </table:table-cell>
          <table:table-cell/>
          <table:table-cell office:value-type="string">
            <text:p>25 mm</text:p>
          </table:table-cell>
          <table:table-cell office:value-type="string">
            <text:p>Mongobbo Spearmen Etat-Major 1</text:p>
          </table:table-cell>
          <table:table-cell table:number-columns-repeated="5"/>
        </table:table-row>
        <table:table-row table:style-name="ro1">
          <table:table-cell office:value-type="string">
            <text:p>Mongobbo Spearmen Knights Etat-Major</text:p>
          </table:table-cell>
          <table:table-cell office:value-type="string">
            <text:p>30 €</text:p>
          </table:table-cell>
          <table:table-cell office:value-type="string">
            <text:p>30x60 mm</text:p>
          </table:table-cell>
          <table:table-cell/>
          <table:table-cell office:value-type="string">
            <text:p>Mongobbo Spearmen Knights Etat-Major 1</text:p>
          </table:table-cell>
          <table:table-cell table:number-columns-repeated="5"/>
        </table:table-row>
        <table:table-row table:style-name="ro1">
          <table:table-cell office:value-type="string">
            <text:p>Mongobbo Spearmen Knights x5</text:p>
          </table:table-cell>
          <table:table-cell office:value-type="string">
            <text:p>40 €</text:p>
          </table:table-cell>
          <table:table-cell office:value-type="string">
            <text:p>30x60 mm</text:p>
          </table:table-cell>
          <table:table-cell/>
          <table:table-cell office:value-type="string">
            <text:p>Mongobbo Spearmen Knights x5 1</text:p>
          </table:table-cell>
          <table:table-cell table:number-columns-repeated="5"/>
        </table:table-row>
        <table:table-row table:style-name="ro1">
          <table:table-cell office:value-type="string">
            <text:p>Mongobbo Spearmen x10</text:p>
          </table:table-cell>
          <table:table-cell office:value-type="string">
            <text:p>16 €</text:p>
          </table:table-cell>
          <table:table-cell/>
          <table:table-cell office:value-type="string">
            <text:p>25 mm</text:p>
          </table:table-cell>
          <table:table-cell office:value-type="string">
            <text:p>Mongobbo Spearmen x10 1</text:p>
          </table:table-cell>
          <table:table-cell table:number-columns-repeated="5"/>
        </table:table-row>
        <table:table-row table:style-name="ro1">
          <table:table-cell office:value-type="string">
            <text:p>Ogodoi Khan, the Successor</text:p>
          </table:table-cell>
          <table:table-cell office:value-type="string">
            <text:p>3 €</text:p>
          </table:table-cell>
          <table:table-cell/>
          <table:table-cell office:value-type="string">
            <text:p>30 mm</text:p>
          </table:table-cell>
          <table:table-cell office:value-type="string">
            <text:p>Ogodoi Khan, the Successor 1</text:p>
          </table:table-cell>
          <table:table-cell table:number-columns-repeated="5"/>
        </table:table-row>
        <table:table-row table:style-name="ro1">
          <table:table-cell office:value-type="string">
            <text:p>Ostrogoth, the Charmer</text:p>
          </table:table-cell>
          <table:table-cell office:value-type="string">
            <text:p>45 €</text:p>
          </table:table-cell>
          <table:table-cell/>
          <table:table-cell office:value-type="string">
            <text:p>90 mm</text:p>
          </table:table-cell>
          <table:table-cell office:value-type="string">
            <text:p>Ostrogoth, the Charmer 1</text:p>
          </table:table-cell>
          <table:table-cell table:number-columns-repeated="5"/>
        </table:table-row>
        <table:table-row table:style-name="ro1">
          <table:table-cell office:value-type="string">
            <text:p>Steppe Rider on Direwolf Etat-Major</text:p>
          </table:table-cell>
          <table:table-cell office:value-type="string">
            <text:p>34 €</text:p>
          </table:table-cell>
          <table:table-cell office:value-type="string">
            <text:p>30x60 mm</text:p>
          </table:table-cell>
          <table:table-cell/>
          <table:table-cell office:value-type="string">
            <text:p>Steppe Rider on Direwolf Etat-Major 1</text:p>
          </table:table-cell>
          <table:table-cell table:number-columns-repeated="5"/>
        </table:table-row>
        <table:table-row table:style-name="ro1">
          <table:table-cell office:value-type="string">
            <text:p>Steppe Rider on Direwolf x5</text:p>
          </table:table-cell>
          <table:table-cell office:value-type="string">
            <text:p>42 €</text:p>
          </table:table-cell>
          <table:table-cell office:value-type="string">
            <text:p>30x60 mm</text:p>
          </table:table-cell>
          <table:table-cell/>
          <table:table-cell office:value-type="string">
            <text:p>Steppe Rider on Direwolf x5 1</text:p>
          </table:table-cell>
          <table:table-cell table:number-columns-repeated="5"/>
        </table:table-row>
        <table:table-row table:style-name="ro1">
          <table:table-cell office:value-type="string">
            <text:p>Titan</text:p>
          </table:table-cell>
          <table:table-cell office:value-type="string">
            <text:p>220 €</text:p>
          </table:table-cell>
          <table:table-cell table:number-columns-repeated="2"/>
          <table:table-cell office:value-type="string">
            <text:p>Titan 1</text:p>
          </table:table-cell>
          <table:table-cell office:value-type="string">
            <text:p>Titan 2</text:p>
          </table:table-cell>
          <table:table-cell office:value-type="string">
            <text:p>Titan 3</text:p>
          </table:table-cell>
          <table:table-cell office:value-type="string">
            <text:p>Titan 4</text:p>
          </table:table-cell>
          <table:table-cell table:number-columns-repeated="2"/>
        </table:table-row>
        <table:table-row table:style-name="ro1">
          <table:table-cell office:value-type="string">
            <text:p>Uhur &amp; Ofdukn the Unchained</text:p>
          </table:table-cell>
          <table:table-cell office:value-type="string">
            <text:p>11 €</text:p>
          </table:table-cell>
          <table:table-cell/>
          <table:table-cell office:value-type="string">
            <text:p>30 mm</text:p>
          </table:table-cell>
          <table:table-cell office:value-type="string">
            <text:p>Uhur &amp; Ofdukn the Unchained 1</text:p>
          </table:table-cell>
          <table:table-cell office:value-type="string">
            <text:p>Uhur &amp; Ofdukn the Unchained 2</text:p>
          </table:table-cell>
          <table:table-cell table:number-columns-repeated="4"/>
        </table:table-row>
        <table:table-row table:style-name="ro1">
          <table:table-cell office:value-type="string">
            <text:p>Urk slaves Etat-Major</text:p>
          </table:table-cell>
          <table:table-cell office:value-type="string">
            <text:p>17 €</text:p>
          </table:table-cell>
          <table:table-cell/>
          <table:table-cell office:value-type="string">
            <text:p>30 mm</text:p>
          </table:table-cell>
          <table:table-cell office:value-type="string">
            <text:p>Urk slaves Etat-Major 1</text:p>
          </table:table-cell>
          <table:table-cell office:value-type="string">
            <text:p>Urk slaves Etat-Major 2</text:p>
          </table:table-cell>
          <table:table-cell office:value-type="string">
            <text:p>Urk slaves Etat-Major 3</text:p>
          </table:table-cell>
          <table:table-cell table:number-columns-repeated="3"/>
        </table:table-row>
        <table:table-row table:style-name="ro1">
          <table:table-cell office:value-type="string">
            <text:p>Urk Slaves x10</text:p>
          </table:table-cell>
          <table:table-cell office:value-type="string">
            <text:p>40 €</text:p>
          </table:table-cell>
          <table:table-cell/>
          <table:table-cell office:value-type="string">
            <text:p>30 mm</text:p>
          </table:table-cell>
          <table:table-cell office:value-type="string">
            <text:p>Urk Slaves x10 1</text:p>
          </table:table-cell>
          <table:table-cell office:value-type="string">
            <text:p>Urk Slaves x10 2</text:p>
          </table:table-cell>
          <table:table-cell office:value-type="string">
            <text:p>Urk Slaves x10 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3">13/07/2025</text:date>, <text:time>19:0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3T19:07:12.06</dc:date>
    <dc:creator>Ycham BOUNOUAR</dc:creator>
    <meta:editing-duration>PT38S</meta:editing-duration>
    <meta:editing-cycles>1</meta:editing-cycles>
    <meta:document-statistic meta:table-count="1" meta:cell-count="123" meta:object-count="0"/>
  </office:meta>
</office:document-meta>
</file>